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Table-Header" style:family="table">
      <style:table-properties style:width="17cm" table:align="margins"/>
    </style:style>
    <style:style style:name="Table-Header.A" style:family="table-column">
      <style:table-column-properties style:column-width="17cm" style:rel-column-width="65535*"/>
    </style:style>
    <style:style style:name="Table-Header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905cm" style:rel-column-width="7343*"/>
    </style:style>
    <style:style style:name="Table2.C" style:family="table-column">
      <style:table-column-properties style:column-width="13.19cm" style:rel-column-width="50849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6e48963" officeooo:paragraph-rsid="06e48963"/>
    </style:style>
    <style:style style:name="P2" style:family="paragraph" style:parent-style-name="Standard">
      <style:text-properties officeooo:rsid="000cb550" officeooo:paragraph-rsid="000cb550"/>
    </style:style>
    <style:style style:name="P3" style:family="paragraph" style:parent-style-name="Standard">
      <style:text-properties officeooo:rsid="000e9dff" officeooo:paragraph-rsid="000e9dff"/>
    </style:style>
    <style:style style:name="P4" style:family="paragraph" style:parent-style-name="Standard">
      <style:text-properties officeooo:rsid="000e9dff" officeooo:paragraph-rsid="008edc12"/>
    </style:style>
    <style:style style:name="P5" style:family="paragraph" style:parent-style-name="Standard">
      <style:text-properties officeooo:rsid="000e9dff" officeooo:paragraph-rsid="009a7249"/>
    </style:style>
    <style:style style:name="P6" style:family="paragraph" style:parent-style-name="Standard">
      <style:text-properties officeooo:rsid="000e9dff" officeooo:paragraph-rsid="008b4c17"/>
    </style:style>
    <style:style style:name="P7" style:family="paragraph" style:parent-style-name="Standard">
      <style:text-properties officeooo:rsid="000e9dff" officeooo:paragraph-rsid="06b640cd"/>
    </style:style>
    <style:style style:name="P8" style:family="paragraph" style:parent-style-name="Standard">
      <style:text-properties fo:font-weight="bold" officeooo:rsid="00103017" officeooo:paragraph-rsid="00f4793f" style:font-weight-asian="bold" style:font-weight-complex="bold"/>
    </style:style>
    <style:style style:name="P9" style:family="paragraph" style:parent-style-name="Standard">
      <style:text-properties fo:font-weight="bold" officeooo:rsid="004fa0dc" officeooo:paragraph-rsid="004fa0dc" style:font-weight-asian="bold" style:font-weight-complex="bold"/>
    </style:style>
    <style:style style:name="P10" style:family="paragraph" style:parent-style-name="Standard">
      <style:text-properties fo:font-weight="bold" officeooo:rsid="000e9dff" officeooo:paragraph-rsid="06b640cd" style:font-weight-asian="bold" style:font-weight-complex="bold"/>
    </style:style>
    <style:style style:name="P11" style:family="paragraph" style:parent-style-name="Standard">
      <style:text-properties officeooo:rsid="000ece66" officeooo:paragraph-rsid="00f4793f"/>
    </style:style>
    <style:style style:name="P12" style:family="paragraph" style:parent-style-name="Standard">
      <style:text-properties officeooo:rsid="06bb448c" officeooo:paragraph-rsid="06bb448c"/>
    </style:style>
    <style:style style:name="P13" style:family="paragraph" style:parent-style-name="Standard">
      <style:text-properties fo:font-weight="normal" officeooo:rsid="06884d17" officeooo:paragraph-rsid="08756a68" style:font-weight-asian="normal" style:font-weight-complex="normal"/>
    </style:style>
    <style:style style:name="P14" style:family="paragraph" style:parent-style-name="Standard">
      <style:text-properties fo:font-weight="normal" officeooo:rsid="06884d17" officeooo:paragraph-rsid="088353dd" style:font-weight-asian="normal" style:font-weight-complex="normal"/>
    </style:style>
    <style:style style:name="P15" style:family="paragraph" style:parent-style-name="Standard">
      <style:text-properties fo:font-weight="normal" officeooo:rsid="06884d17" officeooo:paragraph-rsid="0889c164" style:font-weight-asian="normal" style:font-weight-complex="normal"/>
    </style:style>
    <style:style style:name="P16" style:family="paragraph" style:parent-style-name="Standard">
      <style:text-properties fo:font-weight="normal" officeooo:rsid="06884d17" officeooo:paragraph-rsid="088d8fee" style:font-weight-asian="normal" style:font-weight-complex="normal"/>
    </style:style>
    <style:style style:name="P17" style:family="paragraph" style:parent-style-name="Standard">
      <style:text-properties fo:font-weight="normal" officeooo:rsid="06884d17" officeooo:paragraph-rsid="089332f6" style:font-weight-asian="normal" style:font-weight-complex="normal"/>
    </style:style>
    <style:style style:name="P18" style:family="paragraph" style:parent-style-name="Standard">
      <style:text-properties fo:font-weight="normal" officeooo:rsid="06884d17" officeooo:paragraph-rsid="0899eba5" style:font-weight-asian="normal" style:font-weight-complex="normal"/>
    </style:style>
    <style:style style:name="P19" style:family="paragraph" style:parent-style-name="Standard">
      <style:text-properties fo:font-weight="normal" officeooo:rsid="06884d17" officeooo:paragraph-rsid="08a8cc2a" style:font-weight-asian="normal" style:font-weight-complex="normal"/>
    </style:style>
    <style:style style:name="P20" style:family="paragraph" style:parent-style-name="Standard">
      <style:text-properties fo:font-weight="normal" officeooo:rsid="06884d17" officeooo:paragraph-rsid="08ade192" style:font-weight-asian="normal" style:font-weight-complex="normal"/>
    </style:style>
    <style:style style:name="P21" style:family="paragraph" style:parent-style-name="Standard">
      <style:text-properties fo:font-weight="normal" officeooo:rsid="06884d17" officeooo:paragraph-rsid="08b2d060" style:font-weight-asian="normal" style:font-weight-complex="normal"/>
    </style:style>
    <style:style style:name="P22" style:family="paragraph" style:parent-style-name="Standard">
      <style:text-properties fo:font-weight="normal" officeooo:rsid="06884d17" officeooo:paragraph-rsid="094a4e02" style:font-weight-asian="normal" style:font-weight-complex="normal"/>
    </style:style>
    <style:style style:name="P23" style:family="paragraph" style:parent-style-name="Standard">
      <style:text-properties fo:font-weight="normal" officeooo:rsid="087b6b03" officeooo:paragraph-rsid="08b9c0a2" style:font-weight-asian="normal" style:font-weight-complex="normal"/>
    </style:style>
    <style:style style:name="P24" style:family="paragraph" style:parent-style-name="Standard">
      <style:text-properties fo:font-weight="normal" officeooo:rsid="08880f03" officeooo:paragraph-rsid="0935d68d" style:font-weight-asian="normal" style:font-weight-complex="normal"/>
    </style:style>
    <style:style style:name="P25" style:family="paragraph" style:parent-style-name="Standard">
      <style:text-properties fo:font-weight="normal" officeooo:rsid="08880f03" officeooo:paragraph-rsid="0936c9e0" style:font-weight-asian="normal" style:font-weight-complex="normal"/>
    </style:style>
    <style:style style:name="P26" style:family="paragraph" style:parent-style-name="Standard">
      <style:text-properties fo:font-weight="normal" officeooo:rsid="08880f03" officeooo:paragraph-rsid="094a4e02" style:font-weight-asian="normal" style:font-weight-complex="normal"/>
    </style:style>
    <style:style style:name="P27" style:family="paragraph" style:parent-style-name="Standard">
      <style:text-properties fo:font-weight="normal" officeooo:rsid="094a4e02" officeooo:paragraph-rsid="094a4e02" style:font-weight-asian="normal" style:font-weight-complex="normal"/>
    </style:style>
    <style:style style:name="P28" style:family="paragraph" style:parent-style-name="Standard">
      <style:text-properties fo:font-weight="normal" officeooo:rsid="094c2997" officeooo:paragraph-rsid="094c2997" style:font-weight-asian="normal" style:font-weight-complex="normal"/>
    </style:style>
    <style:style style:name="P29" style:family="paragraph" style:parent-style-name="Standard">
      <style:text-properties fo:font-weight="normal" officeooo:rsid="07190707" officeooo:paragraph-rsid="08756a68" style:font-weight-asian="normal" style:font-weight-complex="normal"/>
    </style:style>
    <style:style style:name="P30" style:family="paragraph" style:parent-style-name="Standard">
      <style:text-properties officeooo:rsid="06d5944b" officeooo:paragraph-rsid="07679ae6"/>
    </style:style>
    <style:style style:name="P31" style:family="paragraph" style:parent-style-name="Standard">
      <style:text-properties officeooo:paragraph-rsid="0935d68d"/>
    </style:style>
    <style:style style:name="P32" style:family="paragraph" style:parent-style-name="Standard">
      <style:text-properties officeooo:paragraph-rsid="0936c9e0"/>
    </style:style>
    <style:style style:name="P33" style:family="paragraph" style:parent-style-name="Standard">
      <style:text-properties officeooo:paragraph-rsid="094a4e02"/>
    </style:style>
    <style:style style:name="P34" style:family="paragraph" style:parent-style-name="Standard">
      <style:text-properties officeooo:paragraph-rsid="08756a68"/>
    </style:style>
    <style:style style:name="P35" style:family="paragraph" style:parent-style-name="Title">
      <style:text-properties officeooo:rsid="086d2ec2" officeooo:paragraph-rsid="086d2ec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87e81e4" officeooo:paragraph-rsid="087e81e4" style:font-weight-asian="bold" style:font-weight-complex="bold"/>
    </style:style>
    <style:style style:name="P37" style:family="paragraph" style:parent-style-name="Standard" style:list-style-name="L1">
      <style:text-properties officeooo:paragraph-rsid="01496401"/>
    </style:style>
    <style:style style:name="P38" style:family="paragraph" style:parent-style-name="Standard" style:list-style-name="L1">
      <style:text-properties officeooo:rsid="061aff06" officeooo:paragraph-rsid="061aff06"/>
    </style:style>
    <style:style style:name="P39" style:family="paragraph" style:parent-style-name="Standard" style:list-style-name="L1">
      <style:text-properties officeooo:rsid="0884f77e" officeooo:paragraph-rsid="0884f77e"/>
    </style:style>
    <style:style style:name="P40" style:family="paragraph" style:parent-style-name="Standard" style:list-style-name="L1">
      <style:text-properties officeooo:rsid="00680dd8" officeooo:paragraph-rsid="06bb231b"/>
    </style:style>
    <style:style style:name="P41" style:family="paragraph" style:parent-style-name="Standard" style:list-style-name="L2">
      <style:text-properties officeooo:paragraph-rsid="08b9c0a2"/>
    </style:style>
    <style:style style:name="P42" style:family="paragraph" style:parent-style-name="Standard">
      <style:text-properties fo:font-weight="normal" officeooo:rsid="094d2ff7" officeooo:paragraph-rsid="094d2ff7" style:font-weight-asian="normal" style:font-weight-complex="normal"/>
    </style:style>
    <style:style style:name="P43" style:family="paragraph" style:parent-style-name="Standard">
      <style:text-properties fo:font-weight="normal" officeooo:rsid="08880f03" officeooo:paragraph-rsid="0894a45e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8b" fo:font-weight="normal" officeooo:rsid="094f06f2" officeooo:paragraph-rsid="094f06f2" style:font-weight-asian="normal" style:font-weight-complex="normal"/>
    </style:style>
    <style:style style:name="P45" style:family="paragraph" style:parent-style-name="Table_20_Contents" style:list-style-name="L3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fo:color="#00008b" officeooo:rsid="094d2ff7" officeooo:paragraph-rsid="094d2ff7"/>
    </style:style>
    <style:style style:name="P47" style:family="paragraph" style:parent-style-name="Table_20_Contents">
      <style:paragraph-properties fo:text-align="center" style:justify-single-word="false"/>
      <style:text-properties fo:color="#00008b" officeooo:rsid="094e998d" officeooo:paragraph-rsid="094e998d"/>
    </style:style>
    <style:style style:name="P48" style:family="paragraph" style:parent-style-name="Table_20_Contents">
      <style:paragraph-properties fo:text-align="center" style:justify-single-word="false"/>
      <style:text-properties fo:color="#00008b" officeooo:rsid="094f06f2" officeooo:paragraph-rsid="094f06f2"/>
    </style:style>
    <style:style style:name="P49" style:family="paragraph" style:parent-style-name="Table_20_Contents">
      <style:paragraph-properties fo:text-align="center" style:justify-single-word="false"/>
      <style:text-properties fo:color="#00008b" officeooo:rsid="094feb2c" officeooo:paragraph-rsid="094feb2c"/>
    </style:style>
    <style:style style:name="P50" style:family="paragraph" style:parent-style-name="Table_20_Contents">
      <style:paragraph-properties fo:text-align="center" style:justify-single-word="false"/>
      <style:text-properties fo:color="#00008b" officeooo:rsid="09510d6e" officeooo:paragraph-rsid="09510d6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3017" style:font-weight-asian="bold" style:font-weight-complex="bold"/>
    </style:style>
    <style:style style:name="T3" style:family="text">
      <style:text-properties fo:font-weight="bold" officeooo:rsid="008edc12" style:font-weight-asian="bold" style:font-weight-complex="bold"/>
    </style:style>
    <style:style style:name="T4" style:family="text">
      <style:text-properties fo:font-weight="bold" officeooo:rsid="008fa71f" style:font-weight-asian="bold" style:font-weight-complex="bold"/>
    </style:style>
    <style:style style:name="T5" style:family="text">
      <style:text-properties fo:font-weight="bold" officeooo:rsid="009a724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87b6b03" style:font-weight-asian="normal" style:font-weight-complex="normal"/>
    </style:style>
    <style:style style:name="T8" style:family="text">
      <style:text-properties fo:font-weight="normal" officeooo:rsid="08b9c0a2" style:font-weight-asian="normal" style:font-weight-complex="normal"/>
    </style:style>
    <style:style style:name="T9" style:family="text">
      <style:text-properties fo:font-weight="normal" officeooo:rsid="094c2997" style:font-weight-asian="normal" style:font-weight-complex="normal"/>
    </style:style>
    <style:style style:name="T10" style:family="text">
      <style:text-properties fo:font-weight="normal" officeooo:rsid="094d2ff7" style:font-weight-asian="normal" style:font-weight-complex="normal"/>
    </style:style>
    <style:style style:name="T11" style:family="text">
      <style:text-properties officeooo:rsid="008b4c17"/>
    </style:style>
    <style:style style:name="T12" style:family="text">
      <style:text-properties officeooo:rsid="009a7249"/>
    </style:style>
    <style:style style:name="T13" style:family="text">
      <style:text-properties officeooo:rsid="009e955d"/>
    </style:style>
    <style:style style:name="T14" style:family="text">
      <style:text-properties officeooo:rsid="00f0f4b4"/>
    </style:style>
    <style:style style:name="T15" style:family="text">
      <style:text-properties fo:font-style="italic" fo:font-weight="normal" officeooo:rsid="00189f0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8fd800d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8b6232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6ff085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8bf87fe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94c2997" style:font-style-asian="italic" style:font-weight-asian="normal" style:font-style-complex="italic" style:font-weight-complex="normal"/>
    </style:style>
    <style:style style:name="T21" style:family="text">
      <style:text-properties officeooo:rsid="074ddc3d"/>
    </style:style>
    <style:style style:name="T22" style:family="text">
      <style:text-properties officeooo:rsid="074fb294"/>
    </style:style>
    <style:style style:name="T23" style:family="text">
      <style:text-properties officeooo:rsid="0762ea52"/>
    </style:style>
    <style:style style:name="T24" style:family="text">
      <style:text-properties officeooo:rsid="086d2ec2"/>
    </style:style>
    <style:style style:name="T25" style:family="text">
      <style:text-properties officeooo:rsid="0886c220"/>
    </style:style>
    <style:style style:name="T26" style:family="text">
      <style:text-properties officeooo:rsid="08965df2"/>
    </style:style>
    <style:style style:name="T27" style:family="text">
      <style:text-properties officeooo:rsid="089c6dee"/>
    </style:style>
    <style:style style:name="T28" style:family="text">
      <style:text-properties officeooo:rsid="089ca14a"/>
    </style:style>
    <style:style style:name="T29" style:family="text">
      <style:text-properties officeooo:rsid="089cbcf7"/>
    </style:style>
    <style:style style:name="T30" style:family="text">
      <style:text-properties officeooo:rsid="08a47847"/>
    </style:style>
    <style:style style:name="T31" style:family="text">
      <style:text-properties officeooo:rsid="08a648cb"/>
    </style:style>
    <style:style style:name="T32" style:family="text">
      <style:text-properties officeooo:rsid="08a71fde"/>
    </style:style>
    <style:style style:name="T33" style:family="text">
      <style:text-properties officeooo:rsid="08b9f4f1"/>
    </style:style>
    <style:style style:name="T34" style:family="text">
      <style:text-properties fo:color="#00008b"/>
    </style:style>
    <style:style style:name="T35" style:family="text">
      <style:text-properties fo:color="#00008b" fo:font-weight="normal" officeooo:rsid="0935d68d" style:font-weight-asian="normal" style:font-weight-complex="normal"/>
    </style:style>
    <style:style style:name="T36" style:family="text">
      <style:text-properties fo:color="#00008b" officeooo:rsid="0935d68d"/>
    </style:style>
    <style:style style:name="T37" style:family="text">
      <style:text-properties fo:color="#00008b" officeooo:rsid="094e998d"/>
    </style:style>
    <style:style style:name="T38" style:family="text">
      <style:text-properties fo:color="#00008b" officeooo:rsid="09510d6e"/>
    </style:style>
    <style:style style:name="T39" style:family="text">
      <style:text-properties fo:color="#00008b" officeooo:rsid="094d2ff7"/>
    </style:style>
    <style:style style:name="T40" style:family="text">
      <style:text-properties fo:color="#00008b" officeooo:rsid="094f06f2"/>
    </style:style>
    <style:style style:name="T41" style:family="text">
      <style:text-properties fo:color="#00008b" officeooo:rsid="094feb2c"/>
    </style:style>
    <style:style style:name="T42" style:family="text">
      <style:text-properties fo:color="#00008b" style:text-underline-style="solid" style:text-underline-width="auto" style:text-underline-color="font-color" officeooo:rsid="094feb2c"/>
    </style:style>
    <style:style style:name="T43" style:family="text">
      <style:text-properties officeooo:rsid="08ccbb64"/>
    </style:style>
    <style:style style:name="T44" style:family="text">
      <style:text-properties officeooo:rsid="004fa0dc"/>
    </style:style>
    <style:style style:name="T45" style:family="text">
      <style:text-properties officeooo:rsid="0948fabb"/>
    </style:style>
    <style:style style:name="T46" style:family="text">
      <style:text-properties officeooo:rsid="094c2997"/>
    </style:style>
    <style:style style:name="T47" style:family="text">
      <style:text-properties officeooo:rsid="094d2ff7"/>
    </style:style>
    <style:style style:name="T48" style:family="text">
      <style:text-properties officeooo:rsid="094e998d"/>
    </style:style>
    <style:style style:name="T49" style:family="text">
      <style:text-properties officeooo:rsid="094f06f2"/>
    </style:style>
    <style:style style:name="T50" style:family="text">
      <style:text-properties officeooo:rsid="094feb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Examen</text:p>
      <text:p text:style-name="P2"/>
      <table:table table:name="Table-Header" table:style-name="Table-Header">
        <table:table-column table:style-name="Table-Header.A"/>
        <table:table-row>
          <table:table-cell table:style-name="Table-Header.A1" office:value-type="string">
            <text:p text:style-name="P4"><text:span text:style-name="T3">Institut</text:span><text:span text:style-name="T1">:</text:span> <text:span text:style-name="T13">Provençana (L’Hospitalet de Llobregat)</text:span></text:p>
            <text:p text:style-name="P5"><text:span text:style-name="T5">Curs</text:span><text:span text:style-name="T1">:</text:span> <text:span text:style-name="T12">2018-2019</text:span></text:p>
            <text:p text:style-name="P5"><text:span text:style-name="T4">Grup</text:span><text:span text:style-name="T1">:</text:span> <text:span text:style-name="T14">DAWBIO-2</text:span></text:p>
            <text:p text:style-name="P5"><text:span text:style-name="T1">Mòdul:</text:span> M0<text:span text:style-name="T23">9</text:span> <text:span text:style-name="T23">Disseny d’Interfícies Web</text:span></text:p>
            <text:p text:style-name="P3"><text:span text:style-name="T1">UF:</text:span> UF<text:span text:style-name="T23">3</text:span></text:p>
            <text:p text:style-name="P12"><text:span text:style-name="T1">Instrument d’avaluació:</text:span> P<text:span text:style-name="T24">e1</text:span></text:p>
            <text:p text:style-name="P8"/>
            <text:p text:style-name="P11"><text:span text:style-name="T2">Tema</text:span><text:span text:style-name="T1">:</text:span> <text:span text:style-name="T24">Examen final (Accessibilitat i Usabilitat)</text:span></text:p>
            <text:p text:style-name="P6"><text:span text:style-name="T1">Data:</text:span> <text:span text:style-name="T11">2019-05-24</text:span></text:p>
            <text:p text:style-name="P3"/>
            <text:p text:style-name="P9">Notes:</text:p>
            <text:list xml:id="list384923111" text:style-name="L1">
              <text:list-item>
                <text:p text:style-name="P37"><text:span text:style-name="T44">La puntuació màxima és 10</text:span>.00 <text:span text:style-name="T21">punts.</text:span></text:p>
              </text:list-item>
              <text:list-item>
                <text:p text:style-name="P38">Les respostes <text:span text:style-name="T22">es contesten en aquest mateix document.</text:span></text:p>
              </text:list-item>
              <text:list-item>
                <text:p text:style-name="P39">Escriviu les vostres respostes en color <text:span text:style-name="T25">blau (paleta «html», color «DarkBlue»).</text:span></text:p>
              </text:list-item>
              <text:list-item>
                <text:p text:style-name="P40">Aquest document s’ha de pujar en format .odt i en .pdf al moodle.</text:p>
              </text:list-item>
            </text:list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Nom:<text:span text:style-name="T6"> </text:span><text:span text:style-name="T10">Pablo</text:span></text:p>
            <text:p text:style-name="P10">Cognoms:<text:span text:style-name="T6"> </text:span><text:span text:style-name="T10">Rodriguez</text:span></text:p>
            <text:p text:style-name="P7"><text:span text:style-name="T1">DNI:</text:span><text:span text:style-name="T6"> </text:span><text:span text:style-name="T10">X6780502X</text:span></text:p>
          </table:table-cell>
        </table:table-row>
      </table:table>
      <text:p text:style-name="Standard"/>
      <text:p text:style-name="P30"/>
      <text:p text:style-name="P34"><text:span text:style-name="T15">Puntuació: </text:span><text:span text:style-name="T16">1</text:span><text:span text:style-name="T17">.00 </text:span><text:span text:style-name="T15">punt</text:span><text:span text:style-name="T18"> </text:span><text:span text:style-name="T19">cada pregunta. </text:span><text:span text:style-name="T20">Les errades resten 0,5 punts, les no contestades no sumen ni resten. La puntuació màxima és 14, que ponderarà sobre 10 a la nota de l’examen: nota=(puntuació obtinguda /14)*10</text:span></text:p>
      <text:p text:style-name="P13"/>
      <text:p text:style-name="P23">Per cadascuna de les afirmacions <text:span text:style-name="T33">de la llista</text:span>,</text:p>
      <text:p text:style-name="P23"/>
      <text:list xml:id="list3589461243" text:style-name="L2">
        <text:list-item>
          <text:p text:style-name="P41"><text:span text:style-name="T8">D</text:span><text:span text:style-name="T7">igues si és certa o falsa.</text:span></text:p>
        </text:list-item>
        <text:list-item>
          <text:p text:style-name="P41"><text:span text:style-name="T8">J</text:span><text:span text:style-name="T7">ustifica la teva resposta amb una o dues línies com a màxim.</text:span></text:p>
        </text:list-item>
        <text:list-item>
          <text:p text:style-name="P41"><text:span text:style-name="T8">P</text:span><text:span text:style-name="T7">osa la url del W3C/</text:span><text:span text:style-name="T9">usability.gov</text:span><text:span text:style-name="T7"> que suporta la teva justificació.</text:span></text:p>
        </text:list-item>
      </text:list>
      <text:p text:style-name="P23"/>
      <text:p text:style-name="P23">La resposta no es considerarà correcta si no està justificada correctament, no té la url correcta o la url no és del W3C <text:span text:style-name="T46">o usability.gov</text:span>.</text:p>
      <text:p text:style-name="P13"/>
      <text:p text:style-name="P13"/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P36">Pregunta</text:p>
            </table:table-cell>
            <table:table-cell table:style-name="Table2.A1" office:value-type="string">
              <text:p text:style-name="P36">Cert/Fals</text:p>
            </table:table-cell>
            <table:table-cell table:style-name="Table2.C1" office:value-type="string">
              <text:p text:style-name="P36">Justificació i url</text:p>
            </table:table-cell>
          </table:table-row>
        </table:table-header-rows>
        <table:table-row table:style-name="Table2.1">
          <table:table-cell table:style-name="Table2.A2" office:value-type="string">
            <text:list xml:id="list148710791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4">Falso</text:p>
          </table:table-cell>
          <table:table-cell table:style-name="Table2.C2" office:value-type="string">
            <text:p text:style-name="P14">WCAG 2.0 representa l'últim treball del W3C en quant a accessibilitat.</text:p>
            <text:p text:style-name="P42"/>
            <text:p text:style-name="P25">Justificació: <text:span text:style-name="T39">Las últimas pautas de Accesibilidad del W3C son la 2,1</text:span></text:p>
            <text:p text:style-name="P32">Url:<text:span text:style-name="T35"> https://www.w3c.es/Noticias/2018/06/06/las-pautas-de-accesibilidad-para-el-contenido-web-wcag-2.1-ya-son-recomendacion/</text:span></text:p>
          </table:table-cell>
        </table:table-row>
        <text:soft-page-break/>
        <table:table-row table:style-name="Table2.1">
          <table:table-cell table:style-name="Table2.A2" office:value-type="string">
            <text:list xml:id="list194932352525539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6">Falso</text:p>
          </table:table-cell>
          <table:table-cell table:style-name="Table2.C3" office:value-type="string">
            <text:p text:style-name="P15">Les pàgines d'una web es classifiquen en processos segons les tasques de l'usuari, i totes les pàgines dels processos han de complir el nivell AA com a mímnim per assolir la conformitat al nivell AA.</text:p>
            <text:p text:style-name="P15"/>
            <text:p text:style-name="P25">Justificació: <text:span text:style-name="T39">Para tener el nivel AA de conformidad necesitan cumplir el nivel A y AA; además, dependiendo de la composición de la web, ésta puede dividirse en procesos o simplemente en páginas</text:span></text:p>
            <text:p text:style-name="P32">Url:<text:span text:style-name="T35"> https://www.w3.org/TR/WCAG20/#conformance</text:span></text:p>
          </table:table-cell>
        </table:table-row>
        <table:table-row table:style-name="Table2.1">
          <table:table-cell table:style-name="Table2.A2" office:value-type="string">
            <text:list xml:id="list194931976936977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7">Cierto</text:p>
          </table:table-cell>
          <table:table-cell table:style-name="Table2.C4" office:value-type="string">
            <text:p text:style-name="P16">WCAG 2.0 té quatre principis. Cada principi té diverses <text:span text:style-name="T28">guies</text:span>. Per cada <text:span text:style-name="T28">guia </text:span>hi ha un o més criteris d'èxit. Cada criteri <text:span text:style-name="T29">d’èxit </text:span>pot tenir un<text:span text:style-name="T29">a</text:span> o més tècniques. Hi ha tres tipus de tècniques: suficients per l'èxit, recomanades i de fracàs.</text:p>
            <text:p text:style-name="P16"/>
            <text:p text:style-name="P25">Justificació: <text:span text:style-name="T37">En el siguiente enlace se ven cómo para cada apartado hay una división entre técnicas de suficiencia, recomendaciones y fallos</text:span></text:p>
            <text:p text:style-name="P32">Url:<text:span text:style-name="T35"> https://www.w3.org/WAI/WCAG21/quickref/?showtechniques=111#text-alternatives</text:span></text:p>
          </table:table-cell>
        </table:table-row>
        <table:table-row table:style-name="Table2.1">
          <table:table-cell table:style-name="Table2.A2" office:value-type="string">
            <text:list xml:id="list194930950964174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7">Falso</text:p>
          </table:table-cell>
          <table:table-cell table:style-name="Table2.C5" office:value-type="string">
            <text:p text:style-name="P17">Es pot <text:span text:style-name="T26">obtenir la conformitat del nivell AA però no obtenir la conformitat del nivell A.</text:span></text:p>
            <text:p text:style-name="P17"/>
            <text:p text:style-name="P43">Justificació:<text:span text:style-name="T34"> </text:span><text:span text:style-name="T37">Es necesario tener nivel A para tener también el AA</text:span></text:p>
            <text:p text:style-name="P24">Url:<text:span text:style-name="T34"> </text:span><text:a xlink:type="simple" xlink:href="https://www.w3.org/TR/WCAG20/#conformance" text:style-name="Internet_20_link" text:visited-style-name="Visited_20_Internet_20_Link">https://www.w3.org/TR/WCAG20/#conformance</text:a><text:span text:style-name="T34"> <text:s/></text:span><text:span text:style-name="T37">(«Conformance Level»)</text:span></text:p>
          </table:table-cell>
        </table:table-row>
        <table:table-row table:style-name="Table2.1">
          <table:table-cell table:style-name="Table2.A2" office:value-type="string">
            <text:list xml:id="list194931313984779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7">Falso</text:p>
          </table:table-cell>
          <table:table-cell table:style-name="Table2.C6" office:value-type="string">
            <text:p text:style-name="P18">Per passar un criteri d'<text:span text:style-name="T27">è</text:span>xit de les WCAG 2.0 cal passar totes les t<text:span text:style-name="T30">è</text:span>cniques suficients <text:span text:style-name="T32">per l’</text:span>èx<text:span text:style-name="T31">it</text:span> i <text:span text:style-name="T45">no incorrer en cap dels </text:span>frac<text:span text:style-name="T45">asos</text:span>. Les recomanades són opcionals.</text:p>
            <text:p text:style-name="P18"/>
            <text:p text:style-name="P24">Justificació:<text:span text:style-name="T34"> </text:span><text:span text:style-name="T37">Se determina la confirmidad con el criterio de éxito del standard WCAG, no de las técnicas</text:span></text:p>
            <text:p text:style-name="P31">Url:<text:span text:style-name="T35"> https://www.w3.org/WAI/WCAG21/Understanding/understanding-techniques.html#understanding-techniques</text:span></text:p>
          </table:table-cell>
        </table:table-row>
        <table:table-row table:style-name="Table2.1">
          <table:table-cell table:style-name="Table2.A2" office:value-type="string">
            <text:list xml:id="list194931223185897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8">Cierto</text:p>
          </table:table-cell>
          <table:table-cell table:style-name="Table2.C7" office:value-type="string">
            <text:p text:style-name="P19">El nivell ideal és AAA, però no es sol demanar perquè requereix molt de treball.</text:p>
            <text:p text:style-name="P19"/>
            <text:p text:style-name="P24">Justificació: <text:span text:style-name="T37">En la guía de conformidad pone exactamente eso</text:span></text:p>
            <text:p text:style-name="P31">Url:<text:span text:style-name="T35"> https://www.w3.org/TR/WCAG20/#conformance</text:span></text:p>
          </table:table-cell>
        </table:table-row>
        <table:table-row table:style-name="Table2.1">
          <table:table-cell table:style-name="Table2.A2" office:value-type="string">
            <text:list xml:id="list194930994607938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8">Falso</text:p>
          </table:table-cell>
          <table:table-cell table:style-name="Table2.C8" office:value-type="string">
            <text:p text:style-name="P20">Si <text:span text:style-name="T43">no <text:s/>tenim un atribut «alt» en una imatge</text:span>, ja perd<text:span text:style-name="T45">em</text:span> la conformitat <text:span text:style-name="T45">A</text:span>.</text:p>
            <text:p text:style-name="P20"/>
            <text:p text:style-name="P25">Justificació: <text:span text:style-name="T40">Según el criterio de éxito, si esta imagen es de tipo «sensorial» o «decorativa», no es necesario que tenga alt text</text:span></text:p>
            <text:p text:style-name="P32">Url:<text:span text:style-name="T35"> https://www.w3.org/TR/2008/REC-WCAG20-20081211/#text-equiv-all</text:span></text:p>
          </table:table-cell>
        </table:table-row>
        <table:table-row table:style-name="Table2.1">
          <table:table-cell table:style-name="Table2.A2" office:value-type="string">
            <text:list xml:id="list194932538747853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8">Falso</text:p>
          </table:table-cell>
          <table:table-cell table:style-name="Table2.C9" office:value-type="string">
            <text:p text:style-name="P21">Si la pàgina té CAPTCHAs ja no pot obtenir la conformitat.</text:p>
            <text:p text:style-name="P21"/>
            <text:p text:style-name="P25">Justificació: <text:span text:style-name="T40">Ha de poder proveer esa autenticación sin necesidad de imagen (interacción, por ejemplo)</text:span></text:p>
            <text:p text:style-name="P32">Url:<text:span text:style-name="T35"> https://www.w3.org/TR/WCAG20-TECHS/G143.html</text:span></text:p>
          </table:table-cell>
        </table:table-row>
        <text:soft-page-break/>
        <table:table-row table:style-name="Table2.1">
          <table:table-cell table:style-name="Table2.A2" office:value-type="string">
            <text:list xml:id="list194932533459761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8">Falso</text:p>
          </table:table-cell>
          <table:table-cell table:style-name="Table2.C10" office:value-type="string">
            <text:p text:style-name="P27">La Unió Europea, a data d’avui, demana la AA tant a organismes privats com públics.</text:p>
            <text:p text:style-name="P27"/>
            <text:p text:style-name="P26">Justificació: <text:span text:style-name="T40">Solo lo demanda a páginas que formen parte del consorcio EUROPA</text:span></text:p>
            <text:p text:style-name="P27">Url:<text:span text:style-name="T36"> http://ec.europa.eu/ipg/standards/accessibility/index_en.htm</text:span></text:p>
          </table:table-cell>
        </table:table-row>
        <table:table-row table:style-name="Table2.1">
          <table:table-cell table:style-name="Table2.A2" office:value-type="string">
            <text:list xml:id="list194931988604835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8">Falso</text:p>
          </table:table-cell>
          <table:table-cell table:style-name="Table2.C11" office:value-type="string">
            <text:p text:style-name="P27">Tenim eines que ens permeten automatitzar el 100% del treball d’auditar l’accesibilitat d’un lloc web.</text:p>
            <text:p text:style-name="P27"/>
            <text:p text:style-name="P26">Justificació: <text:span text:style-name="T40">En la propia página del tawdis nos informan existen comprobaciones de tipo manual que no se pueden automatizar</text:span></text:p>
            <text:p text:style-name="P27">Url:<text:span text:style-name="T36"> https://www.tawdis.net/#novedades</text:span></text:p>
          </table:table-cell>
        </table:table-row>
        <table:table-row table:style-name="Table2.1">
          <table:table-cell table:style-name="Table2.A2" office:value-type="string">
            <text:list xml:id="list194931279584275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9">Cierto</text:p>
          </table:table-cell>
          <table:table-cell table:style-name="Table2.C15" office:value-type="string">
            <text:p text:style-name="P27">El UCD té 4 etapes: Planificació, anàlisi, desenvolupament i proves&amp;refinar</text:p>
            <text:p text:style-name="P22"/>
            <text:p text:style-name="P26">Justificació: <text:span text:style-name="T41">Es el mapa de procesos básicos del UCD en tipo cascada</text:span></text:p>
            <text:p text:style-name="P33">Url:<text:span text:style-name="T35"> https://www.usability.gov/how-to-and-tools/resources/ucd-map.html</text:span></text:p>
          </table:table-cell>
        </table:table-row>
        <table:table-row table:style-name="Table2.1">
          <table:table-cell table:style-name="Table2.A2" office:value-type="string">
            <text:list xml:id="list194932987095550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9">Falso</text:p>
          </table:table-cell>
          <table:table-cell table:style-name="Table2.C15" office:value-type="string">
            <text:p text:style-name="P27">Per fer un test d’usabilitat hem de preparar enquestes a usuaris amb questions relacionades amb la temàtica de la web a provar.</text:p>
            <text:p text:style-name="P22"/>
            <text:p text:style-name="P26">Justificació: <text:span text:style-name="T41">No solo se realizan encuestas sino que los tests también comprenden una serie de actividades e interacciones con la web</text:span></text:p>
            <text:p text:style-name="P33">Url:<text:span text:style-name="T35"> https://www.usability.gov/how-to-and-tools/methods/running-usability-tests.html</text:span></text:p>
          </table:table-cell>
        </table:table-row>
        <table:table-row table:style-name="Table2.1">
          <table:table-cell table:style-name="Table2.A2" office:value-type="string">
            <text:list xml:id="list194932390828596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49">Cierto</text:p>
          </table:table-cell>
          <table:table-cell table:style-name="Table2.C15" office:value-type="string">
            <text:p text:style-name="P27">Les métriques es consideren com a part de Test plan</text:p>
            <text:p text:style-name="P22"/>
            <text:p text:style-name="P26">Justificació: <text:span text:style-name="T42">Entre otros elementos</text:span></text:p>
            <text:p text:style-name="P33">Url:<text:span text:style-name="T35"> https://www.usability.gov/how-to-and-tools/methods/planning-usability-testing.html</text:span></text:p>
          </table:table-cell>
        </table:table-row>
        <table:table-row table:style-name="Table2.1">
          <table:table-cell table:style-name="Table2.A2" office:value-type="string">
            <text:list xml:id="list194932416980355" text:continue-numbering="true" text:style-name="L3">
              <text:list-item>
                <text:p text:style-name="P45"/>
              </text:list-item>
            </text:list>
          </table:table-cell>
          <table:table-cell table:style-name="Table2.A2" office:value-type="string">
            <text:p text:style-name="P50">Falso</text:p>
          </table:table-cell>
          <table:table-cell table:style-name="Table2.C15" office:value-type="string">
            <text:p text:style-name="P28">Les heurístiques de Nielsen les fem servir a la fase d’anàlisi per descriure els escenaris.</text:p>
            <text:p text:style-name="P22"/>
            <text:p text:style-name="P26">Justificació:<text:span text:style-name="T34"> </text:span><text:span text:style-name="T38">Las de Nielsen son evaluaciones heurísticas que se usan en la etapa de test</text:span></text:p>
            <text:p text:style-name="P26">Url:<text:span text:style-name="T34"> https://www.usability.gov/how-to-and-tools/methods/planning-usability-testing.html</text:span></text:p>
          </table:table-cell>
        </table:table-row>
      </table:table>
      <text:p text:style-name="P13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6e48963" officeooo:paragraph-rsid="06e489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à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6:31:53.066478218</meta:creation-date>
    <dc:date>2019-05-24T19:49:30.748851815</dc:date>
    <meta:editing-duration>P1DT11H45M12S</meta:editing-duration>
    <meta:editing-cycles>1399</meta:editing-cycles>
    <meta:generator>LibreOffice/6.0.7.3$Linux_X86_64 LibreOffice_project/00m0$Build-3</meta:generator>
    <meta:document-statistic meta:table-count="3" meta:image-count="0" meta:object-count="0" meta:page-count="3" meta:paragraph-count="97" meta:word-count="721" meta:character-count="5113" meta:non-whitespace-character-count="4494"/>
  </office:meta>
</office:document-meta>
</file>